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0203" officeooo:paragraph-rsid="00140203"/>
    </style:style>
    <style:style style:name="P2" style:family="paragraph" style:parent-style-name="Standard">
      <style:text-properties officeooo:rsid="0014a2ba" officeooo:paragraph-rsid="0014a2ba"/>
    </style:style>
    <style:style style:name="T1" style:family="text">
      <style:text-properties officeooo:rsid="0014a2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rk Baker – Grep Project Source Code</text:p>
      <text:p text:style-name="P2">8/8/2017</text:p>
      <text:p text:style-name="P2">CIS 361 Summer 2017</text:p>
      <text:p text:style-name="P2"/>
      <text:p text:style-name="P1">#include &lt;stdio.h&gt;</text:p>
      <text:p text:style-name="P1">#include &lt;stdlib.h&gt;</text:p>
      <text:p text:style-name="P1">#include &lt;string.h&gt;</text:p>
      <text:p text:style-name="P1">#include &lt;argp.h&gt;</text:p>
      <text:p text:style-name="P1">#include &lt;dirent.h&gt;</text:p>
      <text:p text:style-name="P1">#include &lt;sys/types.h&gt;</text:p>
      <text:p text:style-name="P1">#include &lt;sys/stat.h&gt;</text:p>
      <text:p text:style-name="P1">#include &lt;dirent.h&gt;</text:p>
      <text:p text:style-name="P1">#include &lt;unistd.h&gt;</text:p>
      <text:p text:style-name="P1">#include &lt;time.h&gt;</text:p>
      <text:p text:style-name="P1"/>
      <text:p text:style-name="P1">//Function Prototypes</text:p>
      <text:p text:style-name="P1">void defaultCommand(const char* pattern, FILE * f);</text:p>
      <text:p text:style-name="P1">int linesMatched(const char* pattern, FILE *f);</text:p>
      <text:p text:style-name="P1">void linesIgnoreCase(const char* pattern, FILE *f);</text:p>
      <text:p text:style-name="P1">void lineNumOfMatch(const char* pattern, FILE *f);</text:p>
      <text:p text:style-name="P1">void linesNotMatched(const char* pattern, FILE *f);</text:p>
      <text:p text:style-name="P1">void matchWholeLine(const char* pattern, FILE *f);</text:p>
      <text:p text:style-name="P1">void matchWholeWord(const char* pattern, FILE *f);</text:p>
      <text:p text:style-name="P1">void directoryMatch(const char* pattern, char* file);</text:p>
      <text:p text:style-name="P1"/>
      <text:p text:style-name="P1">int main(int argc, char* argv[]) {</text:p>
      <text:p text:style-name="P1"><text:s text:c="4"/>//Instance Variables</text:p>
      <text:p text:style-name="P1"><text:s text:c="4"/>char* command;</text:p>
      <text:p text:style-name="P1"><text:s text:c="4"/>const char* pattern;</text:p>
      <text:p text:style-name="P1"><text:s text:c="4"/>char* filename;</text:p>
      <text:p text:style-name="P1"><text:s text:c="4"/>FILE *fPtr;</text:p>
      <text:p text:style-name="P1"/>
      <text:p text:style-name="P1"><text:s text:c="4"/>//Input Validation - checking if number of arguments is correct for the grep program</text:p>
      <text:p text:style-name="P1"><text:s text:c="8"/>//less than three is not valid</text:p>
      <text:p text:style-name="P1"><text:s text:c="8"/>if (argc &lt; 3) {</text:p>
      <text:p text:style-name="P1"><text:s text:c="12"/>puts("Not a valid entry.");</text:p>
      <text:p text:style-name="P1"><text:s text:c="8"/>//three is valid, calls default pattern method if file is valid</text:p>
      <text:p text:style-name="P1"><text:s text:c="8"/>} else if (argc == 3) {</text:p>
      <text:p text:style-name="P1"><text:s text:c="12"/>pattern = argv[1];</text:p>
      <text:p text:style-name="P1"><text:s text:c="12"/>filename = argv[2];</text:p>
      <text:p text:style-name="P1"><text:s text:c="12"/>fPtr = fopen (filename, "r");</text:p>
      <text:p text:style-name="P1"><text:s text:c="12"/>if ((fPtr) == NULL ) {</text:p>
      <text:p text:style-name="P1"><text:s text:c="16"/>perror("fopen");</text:p>
      <text:p text:style-name="P1"><text:s text:c="12"/>} else {</text:p>
      <text:p text:style-name="P1"><text:s text:c="16"/>defaultCommand(pattern, fPtr);</text:p>
      <text:p text:style-name="P1"><text:s text:c="12"/>}</text:p>
      <text:p text:style-name="P1"><text:s text:c="8"/>//more than three inputs indicate a command was given. Checks what the command was and runs the appropriate method if filename</text:p>
      <text:p text:style-name="P1"><text:s text:c="8"/>//is valid</text:p>
      <text:p text:style-name="P1"><text:soft-page-break/><text:s text:c="8"/>} else {</text:p>
      <text:p text:style-name="P1"><text:s text:c="12"/>command = argv[1];</text:p>
      <text:p text:style-name="P1"><text:s text:c="12"/>pattern = argv[2];</text:p>
      <text:p text:style-name="P1"><text:s text:c="12"/>filename = argv[3];</text:p>
      <text:p text:style-name="P1"><text:s text:c="12"/>fPtr = fopen (filename, "r");</text:p>
      <text:p text:style-name="P1"><text:s text:c="12"/>if ((fPtr) == NULL ) {</text:p>
      <text:p text:style-name="P1"><text:s text:c="16"/>perror("fopen");</text:p>
      <text:p text:style-name="P1"><text:s text:c="12"/>} else {</text:p>
      <text:p text:style-name="P1"><text:s text:c="16"/>if (strcmp(command, "-c") == 0) {</text:p>
      <text:p text:style-name="P1"><text:s text:c="20"/>printf("%d\n", linesMatched(pattern, fPtr));</text:p>
      <text:p text:style-name="P1"><text:s text:c="16"/>} else if (strcmp(command, "-i") == 0) {</text:p>
      <text:p text:style-name="P1"><text:s text:c="20"/>linesIgnoreCase(pattern, fPtr);</text:p>
      <text:p text:style-name="P1"><text:s text:c="16"/>} else if (strcmp(command, "-l") == 0) {</text:p>
      <text:p text:style-name="P1"><text:s text:c="20"/>directoryMatch(pattern, filename);</text:p>
      <text:p text:style-name="P1"><text:s text:c="16"/>} else if (strcmp(command, "-n") == 0) {</text:p>
      <text:p text:style-name="P1"><text:s text:c="20"/>lineNumOfMatch(pattern, fPtr);</text:p>
      <text:p text:style-name="P1"><text:s text:c="16"/>} else if (strcmp(command, "-v") == 0) {</text:p>
      <text:p text:style-name="P1"><text:s text:c="20"/>linesNotMatched(pattern, fPtr);</text:p>
      <text:p text:style-name="P1"><text:s text:c="16"/>} else if (strcmp(command, "-x") == 0) {</text:p>
      <text:p text:style-name="P1"><text:s text:c="20"/>matchWholeLine(pattern, fPtr);</text:p>
      <text:p text:style-name="P1"><text:s text:c="16"/>} else if (strcmp(command, "-w") == 0) {</text:p>
      <text:p text:style-name="P1"><text:s text:c="20"/>matchWholeWord(pattern, fPtr);</text:p>
      <text:p text:style-name="P1"><text:s text:c="16"/>} else {</text:p>
      <text:p text:style-name="P1"><text:s text:c="20"/>puts("Command not recognized.");</text:p>
      <text:p text:style-name="P1"><text:s text:c="16"/>}</text:p>
      <text:p text:style-name="P1"><text:s text:c="12"/>}</text:p>
      <text:p text:style-name="P1"><text:s text:c="8"/>}</text:p>
      <text:p text:style-name="P1">}</text:p>
      <text:p text:style-name="P1"/>
      <text:p text:style-name="P1">/*!</text:p>
      <text:p text:style-name="P1">Default Command method. Searches the file for the pattern. If found, prints the line.</text:p>
      <text:p text:style-name="P1"/>
      <text:p text:style-name="P1">@param pattern</text:p>
      <text:p text:style-name="P1">@param FILE</text:p>
      <text:p text:style-name="P1">**/</text:p>
      <text:p text:style-name="P1">void defaultCommand(const char* pattern, FILE * f) {</text:p>
      <text:p text:style-name="P1"><text:s text:c="4"/>char buff[256];</text:p>
      <text:p text:style-name="P1"><text:s text:c="4"/>char *searchPtr;</text:p>
      <text:p text:style-name="P1"/>
      <text:p text:style-name="P1"><text:s text:c="4"/>while (fgets(buff, sizeof buff, f) != NULL) {</text:p>
      <text:p text:style-name="P1"><text:s text:c="8"/>searchPtr = strstr(&amp;buff, pattern);</text:p>
      <text:p text:style-name="P1"><text:s text:c="8"/>if (searchPtr) {</text:p>
      <text:p text:style-name="P1"><text:s text:c="12"/>puts(buff);</text:p>
      <text:p text:style-name="P1"><text:s text:c="8"/>}</text:p>
      <text:p text:style-name="P1"><text:s text:c="4"/>}</text:p>
      <text:p text:style-name="P1"><text:s text:c="4"/>fclose(f);</text:p>
      <text:p text:style-name="P1">}</text:p>
      <text:p text:style-name="P1"/>
      <text:p text:style-name="P1">/*!</text:p>
      <text:p text:style-name="P1"><text:soft-page-break/>Number of lines matched method. Searches the file for the pattern. If found, prints the number of lines the pattern occurs on.</text:p>
      <text:p text:style-name="P1"/>
      <text:p text:style-name="P1">@param pattern</text:p>
      <text:p text:style-name="P1">@param FILE</text:p>
      <text:p text:style-name="P1">**/</text:p>
      <text:p text:style-name="P1">int linesMatched(const char* pattern, FILE *f){</text:p>
      <text:p text:style-name="P1"><text:s text:c="4"/>char buff[256];</text:p>
      <text:p text:style-name="P1"><text:s text:c="4"/>int counter = 0;</text:p>
      <text:p text:style-name="P1"><text:s text:c="4"/>char *searchPtr;</text:p>
      <text:p text:style-name="P1"/>
      <text:p text:style-name="P1"><text:s text:c="4"/>while (fgets(buff, sizeof buff, f) != NULL) {</text:p>
      <text:p text:style-name="P1"><text:s text:c="8"/>searchPtr = strstr(&amp;buff, pattern);</text:p>
      <text:p text:style-name="P1"><text:s text:c="8"/>if (searchPtr) {</text:p>
      <text:p text:style-name="P1"><text:s text:c="12"/>++counter;</text:p>
      <text:p text:style-name="P1"><text:s text:c="8"/>}</text:p>
      <text:p text:style-name="P1"><text:s text:c="4"/>}</text:p>
      <text:p text:style-name="P1"><text:s text:c="4"/>fclose(f);</text:p>
      <text:p text:style-name="P1"><text:s text:c="4"/>return counter;</text:p>
      <text:p text:style-name="P1">}</text:p>
      <text:p text:style-name="P1"/>
      <text:p text:style-name="P1">/*!</text:p>
      <text:p text:style-name="P1">Ignore case method. Converts every line in the file and the patter to lowercase. Checks if there are any matches, if there are it prints</text:p>
      <text:p text:style-name="P1">the original line.</text:p>
      <text:p text:style-name="P1"/>
      <text:p text:style-name="P1">@param pattern</text:p>
      <text:p text:style-name="P1">@param FILE</text:p>
      <text:p text:style-name="P1">**/</text:p>
      <text:p text:style-name="P1">void linesIgnoreCase(const char* pattern, FILE *f){</text:p>
      <text:p text:style-name="P1"><text:s text:c="4"/>char buff[256];</text:p>
      <text:p text:style-name="P1"><text:s text:c="4"/>char temp[256];</text:p>
      <text:p text:style-name="P1"><text:s text:c="4"/>char tempPat[strlen(pattern)];</text:p>
      <text:p text:style-name="P1"><text:s text:c="4"/>char *searchPtr;</text:p>
      <text:p text:style-name="P1"/>
      <text:p text:style-name="P1"><text:s text:c="4"/>while (fgets(buff, sizeof buff, f) != NULL) {</text:p>
      <text:p text:style-name="P1"><text:s text:c="8"/>int i = 0;</text:p>
      <text:p text:style-name="P1"><text:s text:c="8"/>for (i; i &lt;= strlen(temp); i++){</text:p>
      <text:p text:style-name="P1"><text:s text:c="12"/>temp[i] = tolower(buff[i]);</text:p>
      <text:p text:style-name="P1"><text:s text:c="8"/>}</text:p>
      <text:p text:style-name="P1"><text:s text:c="8"/>i = 0;</text:p>
      <text:p text:style-name="P1"><text:s text:c="8"/>for (i; i &lt;= strlen(pattern); i++) {</text:p>
      <text:p text:style-name="P1"><text:s text:c="12"/>tempPat[i] = tolower(pattern[i]);</text:p>
      <text:p text:style-name="P1"><text:s text:c="8"/>}</text:p>
      <text:p text:style-name="P1"/>
      <text:p text:style-name="P1"><text:s text:c="8"/>searchPtr = strstr(&amp;temp, tempPat);</text:p>
      <text:p text:style-name="P1"><text:s text:c="8"/>if (searchPtr) {</text:p>
      <text:p text:style-name="P1"><text:s text:c="12"/>printf("%s\n", buff);</text:p>
      <text:p text:style-name="P1"><text:s text:c="8"/>}</text:p>
      <text:p text:style-name="P1"><text:soft-page-break/><text:s text:c="4"/>}</text:p>
      <text:p text:style-name="P1"><text:s text:c="4"/>fclose(f);</text:p>
      <text:p text:style-name="P1">}</text:p>
      <text:p text:style-name="P1"/>
      <text:p text:style-name="P1">/**</text:p>
      <text:p text:style-name="P1">Line number match method. Searches the file for the pattern. If found, prints the line number and the line.</text:p>
      <text:p text:style-name="P1">**/</text:p>
      <text:p text:style-name="P1">void lineNumOfMatch(const char* pattern, FILE *f){</text:p>
      <text:p text:style-name="P1"><text:s text:c="4"/>char buff[256];</text:p>
      <text:p text:style-name="P1"><text:s text:c="4"/>int lineNum = 0;</text:p>
      <text:p text:style-name="P1"><text:s text:c="4"/>char *searchPtr;</text:p>
      <text:p text:style-name="P1"/>
      <text:p text:style-name="P1"><text:s text:c="4"/>while (fgets(buff, sizeof buff, f) != NULL) {</text:p>
      <text:p text:style-name="P1"><text:s text:c="8"/>lineNum++;</text:p>
      <text:p text:style-name="P1"><text:s text:c="8"/>searchPtr = strstr(&amp;buff, pattern);</text:p>
      <text:p text:style-name="P1"><text:s text:c="8"/>if (searchPtr) {</text:p>
      <text:p text:style-name="P1"><text:s text:c="12"/>printf("%d:%s", lineNum, buff);</text:p>
      <text:p text:style-name="P1"><text:s text:c="8"/>}</text:p>
      <text:p text:style-name="P1"><text:s text:c="4"/>}</text:p>
      <text:p text:style-name="P1"><text:s text:c="4"/>fclose(f);</text:p>
      <text:p text:style-name="P1">}</text:p>
      <text:p text:style-name="P1"/>
      <text:p text:style-name="P1">/*!</text:p>
      <text:p text:style-name="P1">Reverse search. Searches the file for the pattern. If not found, prints the line.</text:p>
      <text:p text:style-name="P1"/>
      <text:p text:style-name="P1">@param pattern</text:p>
      <text:p text:style-name="P1">@param FILE</text:p>
      <text:p text:style-name="P1">**/</text:p>
      <text:p text:style-name="P1">void linesNotMatched(const char* pattern, FILE *f) {</text:p>
      <text:p text:style-name="P1"><text:s text:c="4"/>char buff[256];</text:p>
      <text:p text:style-name="P1"><text:s text:c="4"/>char *searchPtr;</text:p>
      <text:p text:style-name="P1"/>
      <text:p text:style-name="P1"><text:s text:c="4"/>while (fgets(buff, sizeof buff, f) != NULL) {</text:p>
      <text:p text:style-name="P1"><text:s text:c="8"/>searchPtr = strstr(&amp;buff, pattern);</text:p>
      <text:p text:style-name="P1"><text:s text:c="8"/>if (!searchPtr) {</text:p>
      <text:p text:style-name="P1"><text:s text:c="12"/>puts(buff);</text:p>
      <text:p text:style-name="P1"><text:s text:c="8"/>}</text:p>
      <text:p text:style-name="P1"><text:s text:c="4"/>}</text:p>
      <text:p text:style-name="P1"><text:s text:c="4"/>fclose(f);</text:p>
      <text:p text:style-name="P1">}</text:p>
      <text:p text:style-name="P1"/>
      <text:p text:style-name="P1">/*!</text:p>
      <text:p text:style-name="P1">Whole line match method. Searches the file for the pattern. If the entire line matches the pattern, prints the line.</text:p>
      <text:p text:style-name="P1"/>
      <text:p text:style-name="P1">@param pattern</text:p>
      <text:p text:style-name="P1">@param FILE</text:p>
      <text:p text:style-name="P1">**/</text:p>
      <text:p text:style-name="P1"><text:soft-page-break/>void matchWholeLine(const char* pattern, FILE *f) {</text:p>
      <text:p text:style-name="P1"><text:s text:c="4"/>char buff[256];</text:p>
      <text:p text:style-name="P1"><text:s text:c="4"/>const char *searchPtr;</text:p>
      <text:p text:style-name="P1"/>
      <text:p text:style-name="P1"><text:s text:c="4"/>while (fgets(buff, sizeof buff, f) != NULL) {</text:p>
      <text:p text:style-name="P1"><text:s text:c="8"/>searchPtr = strstr(&amp;buff, pattern);</text:p>
      <text:p text:style-name="P1"><text:s text:c="8"/>if (searchPtr &amp;&amp; (*searchPtr == buff[0]) &amp;&amp; (buff[strlen(pattern)] == '\n')){</text:p>
      <text:p text:style-name="P1"><text:s text:c="12"/>puts(buff);</text:p>
      <text:p text:style-name="P1"><text:s text:c="8"/>}</text:p>
      <text:p text:style-name="P1"><text:s text:c="4"/>}</text:p>
      <text:p text:style-name="P1"><text:s text:c="4"/>fclose(f);</text:p>
      <text:p text:style-name="P1">}</text:p>
      <text:p text:style-name="P1"/>
      <text:p text:style-name="P1">/*!</text:p>
      <text:p text:style-name="P1">Whole word match method. Searches the file for the pattern. Will print line if the pattern found is a 'whole word', or surrounded by non alpha-</text:p>
      <text:p text:style-name="P1">numeric digits or and _.</text:p>
      <text:p text:style-name="P1"/>
      <text:p text:style-name="P1">@param pattern</text:p>
      <text:p text:style-name="P1">@param FILE</text:p>
      <text:p text:style-name="P1">**/</text:p>
      <text:p text:style-name="P1">void matchWholeWord(const char* pattern, FILE *f) {</text:p>
      <text:p text:style-name="P1"><text:s text:c="4"/>char buff[256];</text:p>
      <text:p text:style-name="P1"><text:s text:c="4"/>const char *searchPtr;</text:p>
      <text:p text:style-name="P1"><text:s text:c="4"/>int index;</text:p>
      <text:p text:style-name="P1"/>
      <text:p text:style-name="P1"><text:s text:c="4"/>while (fgets(buff, sizeof buff, f) != NULL) {</text:p>
      <text:p text:style-name="P1"><text:s text:c="8"/>searchPtr = strstr(&amp;buff, pattern);</text:p>
      <text:p text:style-name="P1"><text:s text:c="8"/>index = (int)(searchPtr - buff);</text:p>
      <text:p text:style-name="P1"><text:s text:c="8"/>if ( (!searchPtr) || ( (searchPtr) &amp;&amp; ( (isalnum(buff[index-1]) ) || (buff[index - 1]) == '_' ) ||</text:p>
      <text:p text:style-name="P1"><text:s text:c="30"/>( (isalnum(buff[index+strlen(pattern)] ) ) || (buff[index + strlen(pattern)]) == '_' ) ) ){</text:p>
      <text:p text:style-name="P1"/>
      <text:p text:style-name="P1"><text:s text:c="8"/>} else {</text:p>
      <text:p text:style-name="P1"><text:s text:c="12"/>puts(buff);</text:p>
      <text:p text:style-name="P1"><text:s text:c="8"/>}</text:p>
      <text:p text:style-name="P1"/>
      <text:p text:style-name="P1"><text:s text:c="4"/>}</text:p>
      <text:p text:style-name="P1"><text:s text:c="4"/>fclose(f);</text:p>
      <text:p text:style-name="P1">}</text:p>
      <text:p text:style-name="P1"/>
      <text:p text:style-name="P1">/*!</text:p>
      <text:p text:style-name="P1">Directory search method. Searches all files in a directory for the pattern. If found, prints the file it was found in.</text:p>
      <text:p text:style-name="P1"/>
      <text:p text:style-name="P1">@param pattern</text:p>
      <text:p text:style-name="P1">@param file</text:p>
      <text:p text:style-name="P1">**/</text:p>
      <text:p text:style-name="P1">void directoryMatch(const char* pattern, char* file) {</text:p>
      <text:p text:style-name="P1"/>
      <text:p text:style-name="P1"><text:soft-page-break/><text:s text:c="4"/>DIR* d = opendir(file);</text:p>
      <text:p text:style-name="P1"><text:s text:c="4"/>struct dirent* currententry;</text:p>
      <text:p text:style-name="P1"/>
      <text:p text:style-name="P1"><text:s text:c="4"/>while((currententry=readdir(d))!=NULL){</text:p>
      <text:p text:style-name="P1"><text:s text:c="8"/>struct stat buf;</text:p>
      <text:p text:style-name="P1"><text:s text:c="8"/>char filename[1024];</text:p>
      <text:p text:style-name="P1"><text:s text:c="8"/>strcpy(filename,file);</text:p>
      <text:p text:style-name="P1"><text:s text:c="8"/>filename[strlen(filename)+1]='\0';</text:p>
      <text:p text:style-name="P1"><text:s text:c="8"/>filename[strlen(filename)]='/';</text:p>
      <text:p text:style-name="P1"><text:s text:c="8"/>strcat(filename,currententry-&gt;d_name);</text:p>
      <text:p text:style-name="P1"/>
      <text:p text:style-name="P1"><text:s text:c="8"/>FILE *fPtr = fopen(filename, "r");</text:p>
      <text:p text:style-name="P1"/>
      <text:p text:style-name="P1"><text:s text:c="8"/>if ((fPtr) == NULL ) {</text:p>
      <text:p text:style-name="P1"><text:s text:c="16"/>perror("fopen");</text:p>
      <text:p text:style-name="P1"><text:s text:c="8"/>} else {</text:p>
      <text:p text:style-name="P1"><text:s text:c="12"/>char buff[256];</text:p>
      <text:p text:style-name="P1"><text:s text:c="12"/>int counter = 0;</text:p>
      <text:p text:style-name="P1"><text:s text:c="12"/>char *searchPtr;</text:p>
      <text:p text:style-name="P1"/>
      <text:p text:style-name="P1"><text:s text:c="12"/>while (fgets(buff, sizeof buff, fPtr) != NULL) {</text:p>
      <text:p text:style-name="P1"><text:s text:c="16"/>searchPtr = strstr(&amp;buff, pattern);</text:p>
      <text:p text:style-name="P1"><text:s text:c="16"/>if (searchPtr) {</text:p>
      <text:p text:style-name="P1"><text:s text:c="20"/>printf("%s \n", filename);</text:p>
      <text:p text:style-name="P1"><text:s text:c="20"/>break;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4"/>fclose(fPtr);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2:17:12.367291479</meta:creation-date>
    <dc:date>2017-08-08T12:31:39.655577960</dc:date>
    <meta:editing-duration>PT14M27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6" meta:paragraph-count="235" meta:word-count="892" meta:character-count="7153" meta:non-whitespace-character-count="5083"/>
  </office:meta>
</office:document-meta>
</file>